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179cm" svg:y="9.201cm">
            <draw:object draw:notify-on-update-of-ranges="Sheet1.A2:Sheet1.A2 Sheet1.A3:Sheet1.A7 Sheet1.B2:Sheet1.B2 Sheet1.B3:Sheet1.B7 Sheet1.C2:Sheet1.C2 Sheet1.C3:Sheet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906cm" svg:y="8.398cm">
            <draw:object draw:notify-on-update-of-ranges="Sheet1.A10:Sheet1.A10 Sheet1.A11:Sheet1.A13 Sheet1.B10:Sheet1.B10 Sheet1.B11:Sheet1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93cm" svg:height="11.543cm" svg:x="37.874cm" svg:y="2.23cm">
            <draw:object draw:notify-on-update-of-ranges="Sheet1.H2:Sheet1.H2 Sheet1.H3:Sheet1.H7 Sheet1.I2:Sheet1.I2 Sheet1.I3:Sheet1.I7 Sheet1.J2:Sheet1.J2 Sheet1.J3:Sheet1.J7 Sheet1.K2:Sheet1.K2 Sheet1.K3:Sheet1.K7 Sheet1.L2:Sheet1.L2 Sheet1.L3:Sheet1.L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Google Scholar</text:p>
          </table:table-cell>
          <table:table-cell table:number-columns-repeated="2"/>
          <table:table-cell office:value-type="string" calcext:value-type="string">
            <text:p>ScienceDir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ran revision</text:p>
          </table:table-cell>
          <table:table-cell office:value-type="string" calcext:value-type="string">
            <text:p>2006-2016</text:p>
          </table:table-cell>
          <table:table-cell office:value-type="string" calcext:value-type="string">
            <text:p>1978-2016</text:p>
          </table:table-cell>
          <table:table-cell/>
          <table:table-cell office:value-type="string" calcext:value-type="string">
            <text:p>2006-2016</text:p>
          </table:table-cell>
          <table:table-cell office:value-type="string" calcext:value-type="string">
            <text:p>1978-2016</text:p>
          </table:table-cell>
          <table:table-cell/>
          <table:table-cell table:formula="of:=[.A2]" office:value-type="string" office:string-value="Fortran revision" calcext:value-type="string">
            <text:p>Fortran revision</text:p>
          </table:table-cell>
          <table:table-cell office:value-type="string" calcext:value-type="string">
            <text:p>2006-2016 Google Scholar</text:p>
          </table:table-cell>
          <table:table-cell office:value-type="string" calcext:value-type="string">
            <text:p>1978-2016 Google Scholar</text:p>
          </table:table-cell>
          <table:table-cell office:value-type="string" calcext:value-type="string">
            <text:p>2006-2016 ScienceDirect</text:p>
          </table:table-cell>
          <table:table-cell office:value-type="string" calcext:value-type="string">
            <text:p>1978-2016 ScienceDirect</text:p>
          </table:table-cell>
        </table:table-row>
        <table:table-row table:style-name="ro1">
          <table:table-cell office:value-type="string" calcext:value-type="string">
            <text:p>Fortran-77</text:p>
          </table:table-cell>
          <table:table-cell office:value-type="float" office:value="15700" calcext:value-type="float">
            <text:p>15700</text:p>
          </table:table-cell>
          <table:table-cell office:value-type="float" office:value="33900" calcext:value-type="float">
            <text:p>33900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8288" calcext:value-type="float">
            <text:p>8288</text:p>
          </table:table-cell>
          <table:table-cell/>
          <table:table-cell table:formula="of:=[.A3]" office:value-type="string" office:string-value="Fortran-77" calcext:value-type="string">
            <text:p>Fortran-77</text:p>
          </table:table-cell>
          <table:table-cell table:formula="of:=[.B3]/[.B$8]" office:value-type="float" office:value="0.40888611089408" calcext:value-type="float">
            <text:p>0.4088861109</text:p>
          </table:table-cell>
          <table:table-cell table:formula="of:=[.C3]/[.C$8]" office:value-type="float" office:value="0.551192624750012" calcext:value-type="float">
            <text:p>0.5511926248</text:p>
          </table:table-cell>
          <table:table-cell table:formula="of:=[.E3]/[.E$8]" office:value-type="float" office:value="0.316874660879002" calcext:value-type="float">
            <text:p>0.3168746609</text:p>
          </table:table-cell>
          <table:table-cell table:formula="of:=[.F3]/[.F$8]" office:value-type="float" office:value="0.673055059282118" calcext:value-type="float">
            <text:p>0.6730550593</text:p>
          </table:table-cell>
        </table:table-row>
        <table:table-row table:style-name="ro1">
          <table:table-cell office:value-type="string" calcext:value-type="string">
            <text:p>Fortran-90</text:p>
          </table:table-cell>
          <table:table-cell office:value-type="float" office:value="15300" calcext:value-type="float">
            <text:p>15300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158" calcext:value-type="float">
            <text:p>3158</text:p>
          </table:table-cell>
          <table:table-cell/>
          <table:table-cell table:formula="of:=[.A4]" office:value-type="string" office:string-value="Fortran-90" calcext:value-type="string">
            <text:p>Fortran-90</text:p>
          </table:table-cell>
          <table:table-cell table:formula="of:=[.B4]/[.B$8]" office:value-type="float" office:value="0.398468630361747" calcext:value-type="float">
            <text:p>0.3984686304</text:p>
          </table:table-cell>
          <table:table-cell table:formula="of:=[.C4]/[.C$8]" office:value-type="float" office:value="0.299172398094402" calcext:value-type="float">
            <text:p>0.2991723981</text:p>
          </table:table-cell>
          <table:table-cell table:formula="of:=[.E4]/[.E$8]" office:value-type="float" office:value="0.489690721649485" calcext:value-type="float">
            <text:p>0.4896907216</text:p>
          </table:table-cell>
          <table:table-cell table:formula="of:=[.F4]/[.F$8]" office:value-type="float" office:value="0.256456066266039" calcext:value-type="float">
            <text:p>0.2564560663</text:p>
          </table:table-cell>
        </table:table-row>
        <table:table-row table:style-name="ro1">
          <table:table-cell office:value-type="string" calcext:value-type="string">
            <text:p>Fortran-95</text:p>
          </table:table-cell>
          <table:table-cell office:value-type="float" office:value="5300" calcext:value-type="float">
            <text:p>5300</text:p>
          </table:table-cell>
          <table:table-cell office:value-type="float" office:value="7010" calcext:value-type="float">
            <text:p>7010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A5]" office:value-type="string" office:string-value="Fortran-95" calcext:value-type="string">
            <text:p>Fortran-95</text:p>
          </table:table-cell>
          <table:table-cell table:formula="of:=[.B5]/[.B$8]" office:value-type="float" office:value="0.138031617053416" calcext:value-type="float">
            <text:p>0.1380316171</text:p>
          </table:table-cell>
          <table:table-cell table:formula="of:=[.C5]/[.C$8]" office:value-type="float" office:value="0.113978179926182" calcext:value-type="float">
            <text:p>0.1139781799</text:p>
          </table:table-cell>
          <table:table-cell table:formula="of:=[.E5]/[.E$8]" office:value-type="float" office:value="0.155453065653825" calcext:value-type="float">
            <text:p>0.1554530657</text:p>
          </table:table-cell>
          <table:table-cell table:formula="of:=[.F5]/[.F$8]" office:value-type="float" office:value="0.0589572843917492" calcext:value-type="float">
            <text:p>0.0589572844</text:p>
          </table:table-cell>
        </table:table-row>
        <table:table-row table:style-name="ro1">
          <table:table-cell office:value-type="string" calcext:value-type="string">
            <text:p>Fortran-2003</text:p>
          </table:table-cell>
          <table:table-cell office:value-type="float" office:value="1560" calcext:value-type="float">
            <text:p>1560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6]" office:value-type="string" office:string-value="Fortran-2003" calcext:value-type="string">
            <text:p>Fortran-2003</text:p>
          </table:table-cell>
          <table:table-cell table:formula="of:=[.B6]/[.B$8]" office:value-type="float" office:value="0.0406281740760997" calcext:value-type="float">
            <text:p>0.0406281741</text:p>
          </table:table-cell>
          <table:table-cell table:formula="of:=[.C6]/[.C$8]" office:value-type="float" office:value="0.0268279596117263" calcext:value-type="float">
            <text:p>0.0268279596</text:p>
          </table:table-cell>
          <table:table-cell table:formula="of:=[.E6]/[.E$8]" office:value-type="float" office:value="0.0279435702658709" calcext:value-type="float">
            <text:p>0.0279435703</text:p>
          </table:table-cell>
          <table:table-cell table:formula="of:=[.F6]/[.F$8]" office:value-type="float" office:value="0.00844567159330843" calcext:value-type="float">
            <text:p>0.0084456716</text:p>
          </table:table-cell>
        </table:table-row>
        <table:table-row table:style-name="ro1">
          <table:table-cell office:value-type="string" calcext:value-type="string">
            <text:p>Fortran-2008</text:p>
          </table:table-cell>
          <table:table-cell office:value-type="float" office:value="537" calcext:value-type="float">
            <text:p>537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7]" office:value-type="string" office:string-value="Fortran-2008" calcext:value-type="string">
            <text:p>Fortran-2008</text:p>
          </table:table-cell>
          <table:table-cell table:formula="of:=[.B7]/[.B$8]" office:value-type="float" office:value="0.0139854676146574" calcext:value-type="float">
            <text:p>0.0139854676</text:p>
          </table:table-cell>
          <table:table-cell table:formula="of:=[.C7]/[.C$8]" office:value-type="float" office:value="0.00882883761767719" calcext:value-type="float">
            <text:p>0.0088288376</text:p>
          </table:table-cell>
          <table:table-cell table:formula="of:=[.E7]/[.E$8]" office:value-type="float" office:value="0.0100379815518177" calcext:value-type="float">
            <text:p>0.0100379816</text:p>
          </table:table-cell>
          <table:table-cell table:formula="of:=[.F7]/[.F$8]" office:value-type="float" office:value="0.00308591846678577" calcext:value-type="float">
            <text:p>0.0030859185</text:p>
          </table:table-cell>
        </table:table-row>
        <table:table-row table:style-name="ro1">
          <table:table-cell/>
          <table:table-cell table:formula="of:=SUM([.B3:.B7])" office:value-type="float" office:value="38397" calcext:value-type="float">
            <text:p>38397</text:p>
          </table:table-cell>
          <table:table-cell table:formula="of:=SUM([.C3:.C7])" office:value-type="float" office:value="61503" calcext:value-type="float">
            <text:p>61503</text:p>
          </table:table-cell>
          <table:table-cell/>
          <table:table-cell table:formula="of:=SUM([.E3:.E7])" office:value-type="float" office:value="3686" calcext:value-type="float">
            <text:p>3686</text:p>
          </table:table-cell>
          <table:table-cell table:formula="of:=SUM([.F3:.F7])" office:value-type="float" office:value="12314" calcext:value-type="float">
            <text:p>1231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Results/ye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56-2016</text:p>
          </table:table-cell>
          <table:table-cell table:formula="of:=[.C11]/60" office:value-type="float" office:value="5166.66666666667" calcext:value-type="float">
            <text:p>5166.6666666667</text:p>
          </table:table-cell>
          <table:table-cell office:value-type="float" office:value="310000" calcext:value-type="float">
            <text:p>310000</text:p>
          </table:table-cell>
          <table:table-cell office:value-type="float" office:value="560" calcext:value-type="float">
            <text:p>560</text:p>
          </table:table-cell>
          <table:table-cell office:value-type="float" office:value="75417" calcext:value-type="float">
            <text:p>75417</text:p>
          </table:table-cell>
          <table:table-cell office:value-type="float" office:value="700421" calcext:value-type="float">
            <text:p>700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78-2016</text:p>
          </table:table-cell>
          <table:table-cell table:formula="of:=[.C12]/38" office:value-type="float" office:value="6894.73684210526" calcext:value-type="float">
            <text:p>6894.7368421053</text:p>
          </table:table-cell>
          <table:table-cell office:value-type="float" office:value="262000" calcext:value-type="float">
            <text:p>262000</text:p>
          </table:table-cell>
          <table:table-cell office:value-type="float" office:value="613" calcext:value-type="float">
            <text:p>613</text:p>
          </table:table-cell>
          <table:table-cell office:value-type="float" office:value="69178" calcext:value-type="float">
            <text:p>69178</text:p>
          </table:table-cell>
          <table:table-cell office:value-type="float" office:value="674454" calcext:value-type="float">
            <text:p>674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2016</text:p>
          </table:table-cell>
          <table:table-cell table:formula="of:=[.C13]/10" office:value-type="float" office:value="8190" calcext:value-type="float">
            <text:p>8190</text:p>
          </table:table-cell>
          <table:table-cell office:value-type="float" office:value="81900" calcext:value-type="float">
            <text:p>81900</text:p>
          </table:table-cell>
          <table:table-cell office:value-type="float" office:value="995" calcext:value-type="float">
            <text:p>995</text:p>
          </table:table-cell>
          <table:table-cell office:value-type="float" office:value="75418" calcext:value-type="float">
            <text:p>75418</text:p>
          </table:table-cell>
          <table:table-cell office:value-type="float" office:value="730502" calcext:value-type="float">
            <text:p>7305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14:08.629463000</meta:creation-date>
    <dc:title>LyX Document</dc:title>
    <dc:date>2016-08-23T12:34:54.987135000</dc:date>
    <meta:editing-duration>PT20M40S</meta:editing-duration>
    <meta:editing-cycles>5</meta:editing-cycles>
    <meta:generator>LibreOffice/4.3.7.2$MacOSX_X86_64 LibreOffice_project/8a35821d8636a03b8bf4e15b48f59794652c68ba</meta:generator>
    <meta:document-statistic meta:table-count="1" meta:cell-count="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491cm" svg:y="0.995cm" style:legend-expansion="custom" chartooo:width="2.223cm" chartooo:height="1.048cm" style:legend-expansion-aspect-ratio="2.12118320610687" chart:style-name="ch2"/>
        <chart:plot-area chart:style-name="ch3" table:cell-range-address="Sheet1.A2:Sheet1.C7" chart:data-source-has-labels="both" svg:x="0.32cm" svg:y="0.18cm" svg:width="15.36cm" svg:height="8.64cm">
          <chartooo:coordinate-region svg:x="1.55cm" svg:y="0.367cm" svg:width="14.13cm" svg:height="7.83cm"/>
          <chart:axis chart:dimension="x" chart:name="primary-x" chart:style-name="ch4" chartooo:axis-type="auto">
            <chartooo:date-scale/>
            <chart:categories table:cell-range-address="Sheet1.A3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B2:Sheet1.B2" chart:class="chart:bar">
            <chart:data-point chart:repeated="5"/>
          </chart:series>
          <chart:series chart:style-name="ch8" chart:values-cell-range-address="Sheet1.C3:Sheet1.C7" chart:label-cell-address="Sheet1.C2:Sheet1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6-2016</text:p>
                <draw:g>
                  <svg:desc>Sheet1.B2:Sheet1.B2</svg:desc>
                </draw:g>
              </table:table-cell>
              <table:table-cell office:value-type="string">
                <text:p>1978-2016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  <draw:g>
                  <svg:desc>Sheet1.A3:Sheet1.A7</svg:desc>
                </draw:g>
              </table:table-cell>
              <table:table-cell office:value-type="float" office:value="15700">
                <text:p>15700</text:p>
                <draw:g>
                  <svg:desc>Sheet1.B3:Sheet1.B7</svg:desc>
                </draw:g>
              </table:table-cell>
              <table:table-cell office:value-type="float" office:value="33900">
                <text:p>3390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15300">
                <text:p>15300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5300">
                <text:p>530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1560">
                <text:p>15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537">
                <text:p>537</text:p>
              </table:table-cell>
              <table:table-cell office:value-type="float" office:value="543">
                <text:p>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8cm" svg:y="4.213cm" style:legend-expansion="high" chart:style-name="ch2"/>
        <chart:plot-area chart:style-name="ch3" table:cell-range-address="Sheet1.A10:Sheet1.B13" chart:data-source-has-labels="both" svg:x="0.32cm" svg:y="0.18cm" svg:width="12.648cm" svg:height="8.64cm">
          <chartooo:coordinate-region svg:x="1.363cm" svg:y="0.368cm" svg:width="11.605cm" svg:height="7.829cm"/>
          <chart:axis chart:dimension="x" chart:name="primary-x" chart:style-name="ch4" chartooo:axis-type="auto">
            <chartooo:date-scale/>
            <chart:categories table:cell-range-address="Sheet1.A11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13" chart:label-cell-address="Sheet1.B10:Sheet1.B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/year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56-2016</text:p>
                <draw:g>
                  <svg:desc>Sheet1.A11:Sheet1.A13</svg:desc>
                </draw:g>
              </table:table-cell>
              <table:table-cell office:value-type="float" office:value="5166.66666666667">
                <text:p>5166.66666666667</text:p>
                <draw:g>
                  <svg:desc>Sheet1.B11:Sheet1.B13</svg:desc>
                </draw:g>
              </table:table-cell>
            </table:table-row>
            <table:table-row>
              <table:table-cell office:value-type="string">
                <text:p>1978-2016</text:p>
              </table:table-cell>
              <table:table-cell office:value-type="float" office:value="6894.73684210526">
                <text:p>6894.73684210526</text:p>
              </table:table-cell>
            </table:table-row>
            <table:table-row>
              <table:table-cell office:value-type="string">
                <text:p>2006-2016</text:p>
              </table:table-cell>
              <table:table-cell office:value-type="float" office:value="8190">
                <text:p>8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31cm" svg:height="11.544cm" xlink:href=".." xlink:type="simple" chart:class="chart:bar" chart:style-name="ch1">
        <chart:title svg:x="3.595cm" svg:y="0.366cm" chart:style-name="ch2">
          <text:p>Fortran revision mentions in literature</text:p>
        </chart:title>
        <chart:subtitle svg:x="4.284cm" svg:y="1.361cm" chart:style-name="ch3">
          <text:p>Normalised to total over all revisions</text:p>
        </chart:subtitle>
        <chart:legend svg:x="8.113cm" svg:y="2.795cm" style:legend-expansion="custom" chartooo:width="5.858cm" chartooo:height="2.925cm" style:legend-expansion-aspect-ratio="2.00273504273504" chart:style-name="ch4"/>
        <chart:plot-area chart:style-name="ch5" table:cell-range-address="Sheet1.H2:Sheet1.L7" chart:data-source-has-labels="both" svg:x="0.298cm" svg:y="2.244cm" svg:width="14.335cm" svg:height="8.132cm">
          <chartooo:coordinate-region svg:x="1.038cm" svg:y="2.431cm" svg:width="13.595cm" svg:height="7.322cm"/>
          <chart:axis chart:dimension="x" chart:name="primary-x" chart:style-name="ch6" chartooo:axis-type="auto">
            <chartooo:date-scale/>
            <chart:title svg:x="6.802cm" svg:y="10.607cm" chart:style-name="ch7">
              <text:p>Revision</text:p>
            </chart:title>
            <chart:categories table:cell-range-address="Sheet1.H3:Sheet1.H7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3:Sheet1.I7" chart:label-cell-address="Sheet1.I2:Sheet1.I2" chart:class="chart:bar">
            <chart:data-point chart:repeated="5"/>
          </chart:series>
          <chart:series chart:style-name="ch11" chart:values-cell-range-address="Sheet1.J3:Sheet1.J7" chart:label-cell-address="Sheet1.J2:Sheet1.J2" chart:class="chart:bar">
            <chart:data-point chart:repeated="5"/>
          </chart:series>
          <chart:series chart:style-name="ch12" chart:values-cell-range-address="Sheet1.K3:Sheet1.K7" chart:label-cell-address="Sheet1.K2:Sheet1.K2" chart:class="chart:bar">
            <chart:data-point chart:repeated="5"/>
          </chart:series>
          <chart:series chart:style-name="ch13" chart:values-cell-range-address="Sheet1.L3:Sheet1.L7" chart:label-cell-address="Sheet1.L2:Sheet1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6-2016 Google Scholar</text:p>
                <draw:g>
                  <svg:desc>Sheet1.I2:Sheet1.I2</svg:desc>
                </draw:g>
              </table:table-cell>
              <table:table-cell office:value-type="string">
                <text:p>1978-2016 Google Scholar</text:p>
                <draw:g>
                  <svg:desc>Sheet1.J2:Sheet1.J2</svg:desc>
                </draw:g>
              </table:table-cell>
              <table:table-cell office:value-type="string">
                <text:p>2006-2016 ScienceDirect</text:p>
                <draw:g>
                  <svg:desc>Sheet1.K2:Sheet1.K2</svg:desc>
                </draw:g>
              </table:table-cell>
              <table:table-cell office:value-type="string">
                <text:p>1978-2016 ScienceDirect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  <draw:g>
                  <svg:desc>Sheet1.H3:Sheet1.H7</svg:desc>
                </draw:g>
              </table:table-cell>
              <table:table-cell office:value-type="float" office:value="0.40888611089408">
                <text:p>0.40888611089408</text:p>
                <draw:g>
                  <svg:desc>Sheet1.I3:Sheet1.I7</svg:desc>
                </draw:g>
              </table:table-cell>
              <table:table-cell office:value-type="float" office:value="0.551192624750012">
                <text:p>0.551192624750012</text:p>
                <draw:g>
                  <svg:desc>Sheet1.J3:Sheet1.J7</svg:desc>
                </draw:g>
              </table:table-cell>
              <table:table-cell office:value-type="float" office:value="0.316874660879002">
                <text:p>0.316874660879002</text:p>
                <draw:g>
                  <svg:desc>Sheet1.K3:Sheet1.K7</svg:desc>
                </draw:g>
              </table:table-cell>
              <table:table-cell office:value-type="float" office:value="0.673055059282118">
                <text:p>0.673055059282118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0.398468630361747">
                <text:p>0.398468630361747</text:p>
              </table:table-cell>
              <table:table-cell office:value-type="float" office:value="0.299172398094402">
                <text:p>0.299172398094402</text:p>
              </table:table-cell>
              <table:table-cell office:value-type="float" office:value="0.489690721649485">
                <text:p>0.489690721649485</text:p>
              </table:table-cell>
              <table:table-cell office:value-type="float" office:value="0.256456066266039">
                <text:p>0.256456066266039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0.138031617053416">
                <text:p>0.138031617053416</text:p>
              </table:table-cell>
              <table:table-cell office:value-type="float" office:value="0.113978179926182">
                <text:p>0.113978179926182</text:p>
              </table:table-cell>
              <table:table-cell office:value-type="float" office:value="0.155453065653825">
                <text:p>0.155453065653825</text:p>
              </table:table-cell>
              <table:table-cell office:value-type="float" office:value="0.0589572843917492">
                <text:p>0.0589572843917492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0.0406281740760997">
                <text:p>0.0406281740760997</text:p>
              </table:table-cell>
              <table:table-cell office:value-type="float" office:value="0.0268279596117263">
                <text:p>0.0268279596117263</text:p>
              </table:table-cell>
              <table:table-cell office:value-type="float" office:value="0.0279435702658709">
                <text:p>0.0279435702658709</text:p>
              </table:table-cell>
              <table:table-cell office:value-type="float" office:value="0.00844567159330843">
                <text:p>0.00844567159330843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0.0139854676146574">
                <text:p>0.0139854676146574</text:p>
              </table:table-cell>
              <table:table-cell office:value-type="float" office:value="0.00882883761767719">
                <text:p>0.00882883761767719</text:p>
              </table:table-cell>
              <table:table-cell office:value-type="float" office:value="0.0100379815518177">
                <text:p>0.0100379815518177</text:p>
              </table:table-cell>
              <table:table-cell office:value-type="float" office:value="0.00308591846678577">
                <text:p>0.00308591846678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